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0d" officeooo:paragraph-rsid="0016ea0d"/>
    </style:style>
    <style:style style:name="P2" style:family="paragraph" style:parent-style-name="Standard">
      <style:text-properties officeooo:rsid="00176ec2" officeooo:paragraph-rsid="00176ec2"/>
    </style:style>
    <style:style style:name="P3" style:family="paragraph" style:parent-style-name="Standard">
      <style:text-properties officeooo:rsid="00176ec2" officeooo:paragraph-rsid="001b5ca1"/>
    </style:style>
    <style:style style:name="P4" style:family="paragraph" style:parent-style-name="Standard">
      <style:text-properties officeooo:rsid="00176ec2" officeooo:paragraph-rsid="00203780"/>
    </style:style>
    <style:style style:name="P5" style:family="paragraph" style:parent-style-name="Standard">
      <style:text-properties officeooo:rsid="00176ec2" officeooo:paragraph-rsid="0018cc21"/>
    </style:style>
    <style:style style:name="P6" style:family="paragraph" style:parent-style-name="Standard">
      <style:text-properties officeooo:rsid="0018cc21" officeooo:paragraph-rsid="0018cc21"/>
    </style:style>
    <style:style style:name="P7" style:family="paragraph" style:parent-style-name="Standard">
      <style:text-properties officeooo:rsid="001994f4" officeooo:paragraph-rsid="001994f4"/>
    </style:style>
    <style:style style:name="P8" style:family="paragraph" style:parent-style-name="Standard">
      <style:text-properties officeooo:rsid="001994f4" officeooo:paragraph-rsid="001b5ca1"/>
    </style:style>
    <style:style style:name="P9" style:family="paragraph" style:parent-style-name="Standard">
      <style:text-properties fo:font-weight="bold" officeooo:rsid="001b5ca1" officeooo:paragraph-rsid="001b5ca1" style:font-weight-asian="bold" style:font-weight-complex="bold"/>
    </style:style>
    <style:style style:name="P10" style:family="paragraph" style:parent-style-name="Standard">
      <style:text-properties officeooo:rsid="0021d9bf" officeooo:paragraph-rsid="0021d9bf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1d9bf" officeooo:paragraph-rsid="0021d9bf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21d9bf" officeooo:paragraph-rsid="0021d9b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1d9bf" officeooo:paragraph-rsid="0023a7b7" style:font-weight-asian="normal" style:font-weight-complex="normal"/>
    </style:style>
    <style:style style:name="P14" style:family="paragraph" style:parent-style-name="Standard">
      <style:text-properties fo:font-size="12pt" officeooo:rsid="001994f4" officeooo:paragraph-rsid="0024d2f3" style:font-size-asian="12pt" style:font-size-complex="12pt"/>
    </style:style>
    <style:style style:name="T1" style:family="text">
      <style:text-properties officeooo:rsid="0018cc21"/>
    </style:style>
    <style:style style:name="T2" style:family="text">
      <style:text-properties officeooo:rsid="0019421c"/>
    </style:style>
    <style:style style:name="T3" style:family="text">
      <style:text-properties officeooo:rsid="001994f4"/>
    </style:style>
    <style:style style:name="T4" style:family="text">
      <style:text-properties officeooo:rsid="001b5ca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e7cb7"/>
    </style:style>
    <style:style style:name="T7" style:family="text">
      <style:text-properties officeooo:rsid="00203780"/>
    </style:style>
    <style:style style:name="T8" style:family="text">
      <style:text-properties officeooo:rsid="0016ea0d"/>
    </style:style>
    <style:style style:name="T9" style:family="text">
      <style:text-properties officeooo:rsid="0021d9bf"/>
    </style:style>
    <style:style style:name="T10" style:family="text">
      <style:text-properties officeooo:rsid="0023a7b7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<text:span text:style-name="T11"/></text:p>
      <text:p text:style-name="P14"><text:span text:style-name="T11">Envoi des triggers</text:span> Codes ports parallèles Adresses des ports parallèles </text:p>
      <text:p text:style-name="P14"><text:span text:style-name="T11"/></text:p>
      <text:p text:style-name="P14"><text:span text:style-name="T11">stim visuelle</text:span> Coordonnées du centre de l’écran Paramètres par default du vidéo proj (Ensuite, il faudrait pouvoir les modifier si les gens veulent passer à 120 Hz etc) </text:p>
      <text:p text:style-name="P14"><text:span text:style-name="T11"/></text:p>
      <text:p text:style-name="P14"><text:span text:style-name="T11">eye tracker</text:span> Tout le protocole de communication entre les ordis </text:p>
      <text:p text:style-name="P14"/>
      <text:p text:style-name="P14"><text:span text:style-name="T12">* stim audio* </text:span>Il faudrait se renseigner auprès de Julie/christophe car ils utilisent une carte audio externe qui marche bcp mieux. Je ne sais pas comment cela se pas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4:10:50.833111510</meta:creation-date>
    <dc:date>2025-03-05T15:21:33.568828395</dc:date>
    <meta:editing-duration>PT2H16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4" meta:word-count="77" meta:character-count="470" meta:non-whitespace-character-count="394"/>
  </office:meta>
</office:document-meta>
</file>